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8.91pt"/>
    </style:style>
    <style:style style:name="co3" style:family="table-column">
      <style:table-column-properties fo:break-before="auto" style:column-width="23.9pt"/>
    </style:style>
    <style:style style:name="co4" style:family="table-column">
      <style:table-column-properties fo:break-before="auto" style:column-width="134.36pt"/>
    </style:style>
    <style:style style:name="co5" style:family="table-column">
      <style:table-column-properties fo:break-before="auto" style:column-width="47pt"/>
    </style:style>
    <style:style style:name="co6" style:family="table-column">
      <style:table-column-properties fo:break-before="auto" style:column-width="6.15pt"/>
    </style:style>
    <style:style style:name="co7" style:family="table-column">
      <style:table-column-properties fo:break-before="auto" style:column-width="94.9pt"/>
    </style:style>
    <style:style style:name="co8" style:family="table-column">
      <style:table-column-properties fo:break-before="auto" style:column-width="112.56pt"/>
    </style:style>
    <style:style style:name="co9" style:family="table-column">
      <style:table-column-properties fo:break-before="auto" style:column-width="114.89pt"/>
    </style:style>
    <style:style style:name="co10" style:family="table-column">
      <style:table-column-properties fo:break-before="auto" style:column-width="507.66pt"/>
    </style:style>
    <style:style style:name="co11" style:family="table-column">
      <style:table-column-properties fo:break-before="auto" style:column-width="103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 table:number-columns-spanned="5" table:number-rows-spanned="1">
            <text:p>Patterns</text:p>
          </table:table-cell>
          <table:covered-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6-29" calcext:value-type="date">
            <text:p>06/29/23</text:p>
          </table:table-cell>
          <table:table-cell/>
          <table:table-cell office:value-type="string" calcext:value-type="string">
            <text:p>set operations</text:p>
          </table:table-cell>
          <table:table-cell office:value-type="string" calcext:value-type="string">
            <text:p>XOR property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6-29" calcext:value-type="date">
            <text:p>06/29/23</text:p>
          </table:table-cell>
          <table:table-cell/>
          <table:table-cell office:value-type="string" calcext:value-type="string">
            <text:p>set operations</text:p>
          </table:table-cell>
          <table:table-cell/>
          <table:table-cell office:value-type="string" calcext:value-type="string">
            <text:p>math trickery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umbers Disappeared in Arra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6-29" calcext:value-type="date">
            <text:p>06/29/23</text:p>
          </table:table-cell>
          <table:table-cell/>
          <table:table-cell office:value-type="string" calcext:value-type="string">
            <text:p>set operations</text:p>
          </table:table-cell>
          <table:table-cell office:value-type="string" calcext:value-type="string">
            <text:p>index marking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ingle Numb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6-30" calcext:value-type="date">
            <text:p>06/30/23</text:p>
          </table:table-cell>
          <table:table-cell table:number-columns-repeated="2"/>
          <table:table-cell office:value-type="string" calcext:value-type="string">
            <text:p>XOR proper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o Su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/Revisit Hash soln</text:p>
          </table:table-cell>
          <table:table-cell table:style-name="ce1" office:value-type="date" office:date-value="2023-07-10" calcext:value-type="date">
            <text:p>07/10/23</text:p>
          </table:table-cell>
          <table:table-cell table:number-columns-repeated="2"/>
          <table:table-cell office:value-type="string" calcext:value-type="string">
            <text:p>multiple pointers</text:p>
          </table:table-cell>
          <table:table-cell/>
          <table:table-cell office:value-type="string" calcext:value-type="string">
            <text:p>sorting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01" calcext:value-type="date">
            <text:p>07/01/23</text:p>
          </table:table-cell>
          <table:table-cell/>
          <table:table-cell office:value-type="string" calcext:value-type="string">
            <text:p>fast &amp; slow pointer</text:p>
          </table:table-cell>
          <table:table-cell office:value-type="string" calcext:value-type="string">
            <text:p>multiple pointers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limbing Stair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01" calcext:value-type="date">
            <text:p>07/01/23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dynamic programming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rge Two Sorted List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02" calcext:value-type="date">
            <text:p>07/02/23</text:p>
          </table:table-cell>
          <table:table-cell table:number-columns-repeated="2"/>
          <table:table-cell office:value-type="string" calcext:value-type="string">
            <text:p>multiple pointers</text:p>
          </table:table-cell>
          <table:table-cell office:value-type="string" calcext:value-type="string">
            <text:p>linked list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Find All Duplicates in Arra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02" calcext:value-type="date">
            <text:p>07/02/23</text:p>
          </table:table-cell>
          <table:table-cell/>
          <table:table-cell office:value-type="string" calcext:value-type="string">
            <text:p>index marking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Difference of Two Array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03" calcext:value-type="date">
            <text:p>07/03/23</text:p>
          </table:table-cell>
          <table:table-cell/>
          <table:table-cell office:value-type="string" calcext:value-type="string">
            <text:p>set operations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alid Anagra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04" calcext:value-type="date">
            <text:p>07/04/23</text:p>
          </table:table-cell>
          <table:table-cell/>
          <table:table-cell office:value-type="string" calcext:value-type="string">
            <text:p>hashing/dicts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op K Frequent Elemen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/Revisit heap soln</text:p>
          </table:table-cell>
          <table:table-cell table:style-name="ce1" office:value-type="date" office:date-value="2023-07-04" calcext:value-type="date">
            <text:p>07/04/23</text:p>
          </table:table-cell>
          <table:table-cell/>
          <table:table-cell office:value-type="string" calcext:value-type="string">
            <text:p>hashing/dicts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RU Cach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do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wo Sum 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05" calcext:value-type="date">
            <text:p>07/05/23</text:p>
          </table:table-cell>
          <table:table-cell table:number-columns-repeated="2"/>
          <table:table-cell office:value-type="string" calcext:value-type="string">
            <text:p>multiple pointers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d Parenthes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05" calcext:value-type="date">
            <text:p>07/05/2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erge Sorted Arra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07" calcext:value-type="date">
            <text:p>07/07/23</text:p>
          </table:table-cell>
          <table:table-cell table:number-columns-repeated="2"/>
          <table:table-cell office:value-type="string" calcext:value-type="string">
            <text:p>multiple pointers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oup Anagra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10" calcext:value-type="date">
            <text:p>07/10/23</text:p>
          </table:table-cell>
          <table:table-cell/>
          <table:table-cell office:value-type="string" calcext:value-type="string">
            <text:p>hasing/dicts</text:p>
          </table:table-cell>
          <table:table-cell table:number-columns-repeated="2"/>
          <table:table-cell office:value-type="string" calcext:value-type="string">
            <text:p>sorting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roduct of Array Except Sel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12" calcext:value-type="date">
            <text:p>07/12/23</text:p>
          </table:table-cell>
          <table:table-cell table:number-columns-repeated="3"/>
          <table:table-cell office:value-type="string" calcext:value-type="string">
            <text:p>array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S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14" calcext:value-type="date">
            <text:p>07/14/23</text:p>
          </table:table-cell>
          <table:table-cell/>
          <table:table-cell office:value-type="string" calcext:value-type="string">
            <text:p>set operations</text:p>
          </table:table-cell>
          <table:table-cell/>
          <table:table-cell office:value-type="string" calcext:value-type="string">
            <text:p>arrays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in Stac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17" calcext:value-type="date">
            <text:p>07/17/23</text:p>
          </table:table-cell>
          <table:table-cell/>
          <table:table-cell office:value-type="string" calcext:value-type="string">
            <text:p>stacks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17" calcext:value-type="date">
            <text:p>07/17/23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multiple pointers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Koko Eating Banan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7-17" calcext:value-type="date">
            <text:p>07/17/23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multiple pointers</text:p>
          </table:table-cell>
          <table:table-cell office:value-type="string" calcext:value-type="string">
            <text:p>arrays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everse Linked Li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/Revisit</text:p>
          </table:table-cell>
          <table:table-cell table:style-name="ce1" office:value-type="date" office:date-value="2023-08-02" calcext:value-type="date">
            <text:p>08/02/23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multiple pointers</text:p>
          </table:table-cell>
          <table:table-cell office:value-type="string" calcext:value-type="string">
            <text:p>linked lists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ind the Duplicate Numb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correct solution</text:p>
          </table:table-cell>
          <table:table-cell table:style-name="ce1" office:value-type="date" office:date-value="2023-08-03" calcext:value-type="date">
            <text:p>08/03/23</text:p>
          </table:table-cell>
          <table:table-cell/>
          <table:table-cell office:value-type="string" calcext:value-type="string">
            <text:p>fast &amp; slow pointer</text:p>
          </table:table-cell>
          <table:table-cell office:value-type="string" calcext:value-type="string">
            <text:p>multiple pointers</text:p>
          </table:table-cell>
          <table:table-cell/>
          <table:table-cell office:value-type="string" calcext:value-type="string">
            <text:p>sorting</text:p>
          </table:table-cell>
          <table:table-cell office:value-type="string" calcext:value-type="string">
            <text:p>cyclic sort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inked list Cycle II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fast &amp; slow pointer</text:p>
          </table:table-cell>
          <table:table-cell office:value-type="string" calcext:value-type="string">
            <text:p>multiple pointers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8-04" calcext:value-type="date">
            <text:p>08/04/23</text:p>
          </table:table-cell>
          <table:table-cell/>
          <table:table-cell office:value-type="string" calcext:value-type="string">
            <text:p>sliding window</text:p>
          </table:table-cell>
          <table:table-cell office:value-type="string" calcext:value-type="string">
            <text:p>multiple pointers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nvert Binary Tre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8-04" calcext:value-type="date">
            <text:p>08/04/23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binary trees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inary Tree Max Dept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8-08" calcext:value-type="date">
            <text:p>08/08/23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binary trees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Diameter of Binary Tre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8-08" calcext:value-type="date">
            <text:p>08/08/23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binary trees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alanced Binary Tre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/Optimize soln</text:p>
          </table:table-cell>
          <table:table-cell table:style-name="ce1" office:value-type="date" office:date-value="2023-08-09" calcext:value-type="date">
            <text:p>08/09/23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binary tree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ame Tre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/Revisit</text:p>
          </table:table-cell>
          <table:table-cell table:style-name="ce1" office:value-type="date" office:date-value="2023-08-09" calcext:value-type="date">
            <text:p>08/09/23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binary trees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ubse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/Revisit again</text:p>
          </table:table-cell>
          <table:table-cell table:style-name="ce1" office:value-type="date" office:date-value="2023-09-14" calcext:value-type="date">
            <text:p>09/14/23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ongest Consecutive Sequen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8-11" calcext:value-type="date">
            <text:p>08/11/23</text:p>
          </table:table-cell>
          <table:table-cell/>
          <table:table-cell office:value-type="string" calcext:value-type="string">
            <text:p>set operations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Min Cost Climbing Stair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/Revisit</text:p>
          </table:table-cell>
          <table:table-cell table:style-name="ce1" office:value-type="date" office:date-value="2023-08-15" calcext:value-type="date">
            <text:p>08/15/23</text:p>
          </table:table-cell>
          <table:table-cell table:number-columns-repeated="2"/>
          <table:table-cell office:value-type="string" calcext:value-type="string">
            <text:p>dynamic programming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ngest Palindromic Substr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/Look at solns</text:p>
          </table:table-cell>
          <table:table-cell table:style-name="ce1" office:value-type="date" office:date-value="2023-08-15" calcext:value-type="date">
            <text:p>08/15/23</text:p>
          </table:table-cell>
          <table:table-cell table:number-columns-repeated="2"/>
          <table:table-cell office:value-type="string" calcext:value-type="string">
            <text:p>dynamic programming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mplement T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8-16" calcext:value-type="date">
            <text:p>08/16/23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ies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lid Sudok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8-17" calcext:value-type="date">
            <text:p>08/17/23</text:p>
          </table:table-cell>
          <table:table-cell/>
          <table:table-cell office:value-type="string" calcext:value-type="string">
            <text:p>set operations</text:p>
          </table:table-cell>
          <table:table-cell/>
          <table:table-cell office:value-type="string" calcext:value-type="string">
            <text:p>array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tainer with Most Wat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8-17" calcext:value-type="date">
            <text:p>08/17/23</text:p>
          </table:table-cell>
          <table:table-cell table:number-columns-repeated="2"/>
          <table:table-cell office:value-type="string" calcext:value-type="string">
            <text:p>multiple pointers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umber of Islan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8-21" calcext:value-type="date">
            <text:p>08/21/23</text:p>
          </table:table-cell>
          <table:table-cell table:number-columns-repeated="4"/>
          <table:table-cell office:value-type="string" calcext:value-type="string">
            <text:p>graphs</text:p>
          </table:table-cell>
          <table:table-cell office:value-type="string" calcext:value-type="string">
            <text:p>queue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lone Grap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/Look at solns</text:p>
          </table:table-cell>
          <table:table-cell table:style-name="ce1" office:value-type="date" office:date-value="2023-08-23" calcext:value-type="date">
            <text:p>08/23/23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umber of 1 Bit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/Look at solns</text:p>
          </table:table-cell>
          <table:table-cell table:style-name="ce1" office:value-type="date" office:date-value="2023-08-23" calcext:value-type="date">
            <text:p>08/23/23</text:p>
          </table:table-cell>
          <table:table-cell/>
          <table:table-cell office:value-type="string" calcext:value-type="string">
            <text:p>bit manipulation</text:p>
          </table:table-cell>
          <table:table-cell/>
          <table:table-cell office:value-type="string" calcext:value-type="string">
            <text:p>math trickery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apping Rain Wat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8-24" calcext:value-type="date">
            <text:p>08/24/23</text:p>
          </table:table-cell>
          <table:table-cell table:number-columns-repeated="2"/>
          <table:table-cell office:value-type="string" calcext:value-type="string">
            <text:p>multiple pointers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ubtree of Another Tre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plete</text:p>
          </table:table-cell>
          <table:table-cell table:style-name="ce1" office:value-type="date" office:date-value="2023-08-25" calcext:value-type="date">
            <text:p>08/25/23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binary trees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verse Polish No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/Revisit</text:p>
          </table:table-cell>
          <table:table-cell table:style-name="ce1" office:value-type="date" office:date-value="2023-08-28" calcext:value-type="date">
            <text:p>08/28/23</text:p>
          </table:table-cell>
          <table:table-cell table:number-columns-repeated="4"/>
          <table:table-cell office:value-type="string" calcext:value-type="string">
            <text:p>stack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nerate Parenthes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/Revisit</text:p>
          </table:table-cell>
          <table:table-cell table:style-name="ce1" office:value-type="date" office:date-value="2023-09-01" calcext:value-type="date">
            <text:p>09/01/23</text:p>
          </table:table-cell>
          <table:table-cell/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aily Temperatu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lete/revisit stack soln</text:p>
          </table:table-cell>
          <table:table-cell table:style-name="ce1" office:value-type="date" office:date-value="2023-09-01" calcext:value-type="date">
            <text:p>09/01/23</text:p>
          </table:table-cell>
          <table:table-cell table:number-columns-repeated="3"/>
          <table:table-cell office:value-type="string" calcext:value-type="string">
            <text:p>arrays</text:p>
          </table:table-cell>
          <table:table-cell office:value-type="string" calcext:value-type="string">
            <text:p>stacks</text:p>
          </table:table-cell>
          <table:table-cell/>
        </table:table-row>
        <table:table-row table:style-name="ro1" table:number-rows-repeated="104852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efn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t operations</text:p>
          </table:table-cell>
          <table:table-cell office:value-type="string" calcext:value-type="string">
            <text:p>anything involving set intersections, differences, etc.</text:p>
          </table:table-cell>
        </table:table-row>
        <table:table-row table:style-name="ro1">
          <table:table-cell office:value-type="string" calcext:value-type="string">
            <text:p>math trickery</text:p>
          </table:table-cell>
          <table:table-cell office:value-type="string" calcext:value-type="string">
            <text:p>some knowledge of mathematical theory, outside of CSCI principles</text:p>
          </table:table-cell>
        </table:table-row>
        <table:table-row table:style-name="ro1">
          <table:table-cell office:value-type="string" calcext:value-type="string">
            <text:p>XOR property</text:p>
          </table:table-cell>
          <table:table-cell office:value-type="string" calcext:value-type="string">
            <text:p>knowledge of associativity and commutivity of XOR and also knowing that x^x = 0 to identify duplicates</text:p>
          </table:table-cell>
        </table:table-row>
        <table:table-row table:style-name="ro1">
          <table:table-cell office:value-type="string" calcext:value-type="string">
            <text:p>index marking</text:p>
          </table:table-cell>
          <table:table-cell office:value-type="string" calcext:value-type="string">
            <text:p>for contiguous num entries, use value at an index to mark that index (e.g. using negation) for later examination</text:p>
          </table:table-cell>
        </table:table-row>
        <table:table-row table:style-name="ro1">
          <table:table-cell office:value-type="string" calcext:value-type="string">
            <text:p>fast &amp; slow pointer</text:p>
          </table:table-cell>
          <table:table-cell office:value-type="string" calcext:value-type="string">
            <text:p>hare and tortoise pointers used to detect cycles when they meet up again</text:p>
          </table:table-cell>
        </table:table-row>
        <table:table-row table:style-name="ro1">
          <table:table-cell office:value-type="string" calcext:value-type="string">
            <text:p>recursion</text:p>
          </table:table-cell>
          <table:table-cell office:value-type="string" calcext:value-type="string">
            <text:p>coming up with a solution based on a recursive relation; i.e. a relation that depends on itself</text:p>
          </table:table-cell>
        </table:table-row>
        <table:table-row table:style-name="ro1">
          <table:table-cell office:value-type="string" calcext:value-type="string">
            <text:p>dynamic programming</text:p>
          </table:table-cell>
          <table:table-cell/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string" calcext:value-type="string">
            <text:p>involves one or more lists composed of node objects storing a value and a pointer to the next node object</text:p>
          </table:table-cell>
        </table:table-row>
        <table:table-row table:style-name="ro1">
          <table:table-cell office:value-type="string" calcext:value-type="string">
            <text:p>multiple pointers</text:p>
          </table:table-cell>
          <table:table-cell office:value-type="string" calcext:value-type="string">
            <text:p>an easier or optimal solution is derived from the use of two or more pointers</text:p>
          </table:table-cell>
        </table:table-row>
        <table:table-row table:style-name="ro1">
          <table:table-cell office:value-type="string" calcext:value-type="string">
            <text:p>hashing</text:p>
          </table:table-cell>
          <table:table-cell office:value-type="string" calcext:value-type="string">
            <text:p>creating a dict or hash table to store and rapidly retrieve results</text:p>
          </table:table-cell>
        </table:table-row>
        <table:table-row table:style-name="ro1">
          <table:table-cell office:value-type="string" calcext:value-type="string">
            <text:p>sorting</text:p>
          </table:table-cell>
          <table:table-cell office:value-type="string" calcext:value-type="string">
            <text:p>sorting is helpful in this problem to make the solution faster/easier.</text:p>
          </table:table-cell>
        </table:table-row>
        <table:table-row table:style-name="ro1">
          <table:table-cell office:value-type="string" calcext:value-type="string">
            <text:p>arrays</text:p>
          </table:table-cell>
          <table:table-cell office:value-type="string" calcext:value-type="string">
            <text:p>a data structure of contiguous elements that can be called by positional indices</text:p>
          </table:table-cell>
        </table:table-row>
        <table:table-row table:style-name="ro1">
          <table:table-cell office:value-type="string" calcext:value-type="string">
            <text:p>stacks</text:p>
          </table:table-cell>
          <table:table-cell office:value-type="string" calcext:value-type="string">
            <text:p>a LIFO data structure</text:p>
          </table:table-cell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the binary search algorithm which finds a target in an ascending list in O(logn) time</text:p>
          </table:table-cell>
        </table:table-row>
        <table:table-row table:style-name="ro1">
          <table:table-cell office:value-type="string" calcext:value-type="string">
            <text:p>trees</text:p>
          </table:table-cell>
          <table:table-cell office:value-type="string" calcext:value-type="string">
            <text:p>an acyclic directed graph data structure</text:p>
          </table:table-cell>
        </table:table-row>
        <table:table-row table:style-name="ro1">
          <table:table-cell office:value-type="string" calcext:value-type="string">
            <text:p>binary trees</text:p>
          </table:table-cell>
          <table:table-cell office:value-type="string" calcext:value-type="string">
            <text:p>a tree in which each node has at most two child nodes</text:p>
          </table:table-cell>
        </table:table-row>
      </table:table>
      <table:table table:name="Roadmap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Tier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rays &amp; Hashing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C3]/[.D3]*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o Pointer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4]/[.D4]*10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c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C5]/[.D5]*100" office:value-type="float" office:value="28.5714285714286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nary Search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C6]/[.D6]*100" office:value-type="float" office:value="28.5714285714286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iding Windo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7]/[.D7]*100" office:value-type="float" office:value="16.666666666666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ked Lis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8]/[.D8]*100" office:value-type="float" office:value="27.2727272727273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s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9]/[.D9]*10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i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]/[.D10]*100" office:value-type="float" office:value="33.33333333333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ktrack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11]/[.D11]*100" office:value-type="float" office:value="11.11111111111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p/Priority Queu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12]/[.D12]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ph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C13]/[.D13]*10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-D DP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C14]/[.D14]*100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rva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5]/[.D15]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d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16]/[.D16]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vanced Graph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17]/[.D17]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-D D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C18]/[.D18]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t Mani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C19]/[.D19]*100" office:value-type="float" office:value="28.5714285714286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h and Geo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20]/[.D20]*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SUM([.C3:.C20])" office:value-type="float" office:value="35" calcext:value-type="float">
            <text:p>35</text:p>
          </table:table-cell>
          <table:table-cell table:formula="of:=SUM([.D3:.D20])" office:value-type="float" office:value="143" calcext:value-type="float">
            <text:p>143</text:p>
          </table:table-cell>
          <table:table-cell table:formula="of:=[.C22]/[.D22]*100" office:value-type="float" office:value="24.4755244755245" calcext:value-type="float">
            <text:p>24</text:p>
          </table:table-cell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4">00/00/0000</text:date>, <text:time style:data-style-name="N2" text:time-value="15:14:04.8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30T17:42:38.333000000</meta:creation-date>
    <meta:generator>LibreOffice/5.2.7.2$Windows_x86 LibreOffice_project/2b7f1e640c46ceb28adf43ee075a6e8b8439ed10</meta:generator>
    <dc:date>2023-09-14T15:47:37.552000000</dc:date>
    <meta:editing-duration>P1DT6M8S</meta:editing-duration>
    <meta:editing-cycles>49</meta:editing-cycles>
    <meta:document-statistic meta:table-count="3" meta:cell-count="445" meta:object-count="0"/>
  </office:meta>
</office:document-meta>
</file>